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12C0000014EF107ABA8.png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ff6633" draw:marker-start-width="0.5cm" draw:marker-end-width="0.5cm" draw:fill="solid" draw:fill-color="#ff6633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ff6633" draw:fill="solid" draw:fill-color="#ff6633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.793cm" fo:min-width="5.201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2.05cm" fo:min-width="2.633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1.807cm" fo:min-width="1.661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1.585cm" fo:min-width="2.724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Trebuchet MS'" style:font-family-generic="swiss" style:font-pitch="variable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indent="0cm"/>
      <style:text-properties fo:font-family="'Trebuchet MS'" style:font-family-generic="swiss" style:font-pitch="variable"/>
    </style:style>
    <style:style style:name="T1" style:family="text">
      <style:text-properties fo:font-family="'Trebuchet M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84cm" svg:height="9cm" svg:x="4.418cm" svg:y="1.5cm">
          <draw:image xlink:href="Pictures/100000000000012C0000014EF107ABA8.png" xlink:type="simple" xlink:show="embed" xlink:actuate="onLoad">
            <text:p/>
          </draw:image>
        </draw:frame>
        <draw:line draw:style-name="gr2" draw:text-style-name="P1" draw:layer="layout" svg:x1="12.596cm" svg:y1="5.957cm" svg:x2="13.6cm" svg:y2="5.691cm">
          <text:p/>
        </draw:line>
        <draw:line draw:style-name="gr3" draw:text-style-name="P1" draw:layer="layout" svg:x1="12.502cm" svg:y1="5.347cm" svg:x2="13.561cm" svg:y2="5.4cm">
          <text:p/>
        </draw:line>
        <draw:line draw:style-name="gr3" draw:text-style-name="P1" draw:layer="layout" svg:x1="12.502cm" svg:y1="7.72cm" svg:x2="13.771cm" svg:y2="7.714cm">
          <text:p/>
        </draw:line>
        <draw:line draw:style-name="gr3" draw:text-style-name="P1" draw:layer="layout" svg:x1="6.774cm" svg:y1="1.5cm" svg:x2="6.989cm" svg:y2="0.895cm">
          <text:p/>
        </draw:line>
        <draw:line draw:style-name="gr3" draw:text-style-name="P1" draw:layer="layout" svg:x1="3.333cm" svg:y1="6.083cm" svg:x2="4.418cm" svg:y2="6.083cm">
          <text:p/>
        </draw:line>
        <draw:frame draw:style-name="gr4" draw:text-style-name="P3" draw:layer="layout" svg:width="5.913cm" svg:height="1.243cm" svg:x="3.599cm" svg:y="0cm">
          <draw:text-box>
            <text:p text:style-name="P2"><text:span text:style-name="T1">Oscillator selector</text:span></text:p>
          </draw:text-box>
        </draw:frame>
        <draw:frame draw:style-name="gr5" draw:text-style-name="P5" draw:layer="layout" svg:width="3.833cm" svg:height="2.5cm" svg:x="0.146cm" svg:y="5.058cm">
          <draw:text-box>
            <text:p text:style-name="P2"><text:span text:style-name="T1">Oscillator</text:span></text:p>
            <text:p text:style-name="P4"><text:span text:style-name="T1">editor</text:span></text:p>
          </draw:text-box>
        </draw:frame>
        <draw:frame draw:style-name="gr6" draw:text-style-name="P5" draw:layer="layout" svg:width="2.361cm" svg:height="2.257cm" svg:x="13.596cm" svg:y="4.457cm">
          <draw:text-box>
            <text:p text:style-name="P2"><text:span text:style-name="T1">Scene</text:span></text:p>
            <text:p text:style-name="P2"><text:span text:style-name="T1">pitch</text:span></text:p>
          </draw:text-box>
        </draw:frame>
        <draw:frame draw:style-name="gr7" draw:text-style-name="P3" draw:layer="layout" svg:width="3.428cm" svg:height="2.035cm" svg:x="13.641cm" svg:y="6.714cm">
          <draw:text-box>
            <text:p text:style-name="P2"><text:span text:style-name="T1">Oscillator</text:span></text:p>
            <text:p text:style-name="P2"><text:span text:style-name="T1">mixer</text:span></text:p>
          </draw:text-box>
        </draw:frame>
        <draw:line draw:style-name="gr3" draw:text-style-name="P1" draw:layer="layout" svg:x1="3.333cm" svg:y1="7.743cm" svg:x2="7.761cm" svg:y2="5.327cm">
          <text:p/>
        </draw:line>
        <draw:frame draw:style-name="gr5" draw:text-style-name="P5" draw:layer="layout" svg:width="3.833cm" svg:height="2.5cm" svg:x="0cm" svg:y="7.243cm">
          <draw:text-box>
            <text:p text:style-name="P2"><text:span text:style-name="T1">Oscillator</text:span></text:p>
            <text:p text:style-name="P4"><text:span text:style-name="T1">ty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